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bf1c" officeooo:paragraph-rsid="0016bf1c" style:font-size-asian="17.5pt" style:font-size-complex="20pt"/>
    </style:style>
    <style:style style:name="P2" style:family="paragraph" style:parent-style-name="Standard">
      <style:text-properties fo:font-size="20pt" officeooo:rsid="00173a16" officeooo:paragraph-rsid="00173a16" style:font-size-asian="17.5pt" style:font-size-complex="20pt"/>
    </style:style>
    <style:style style:name="P3" style:family="paragraph" style:parent-style-name="Standard">
      <style:text-properties fo:font-size="13pt" officeooo:rsid="0016bf1c" officeooo:paragraph-rsid="0016bf1c" style:font-size-asian="13pt" style:font-size-complex="13pt"/>
    </style:style>
    <style:style style:name="P4" style:family="paragraph" style:parent-style-name="Standard">
      <style:text-properties fo:font-size="13pt" officeooo:rsid="00183088" officeooo:paragraph-rsid="00183088" style:font-size-asian="13pt" style:font-size-complex="13pt"/>
    </style:style>
    <style:style style:name="P5" style:family="paragraph" style:parent-style-name="Standard">
      <style:text-properties fo:font-size="13pt" officeooo:rsid="00173a16" officeooo:paragraph-rsid="00173a16" style:font-size-asian="13pt" style:font-size-complex="13pt"/>
    </style:style>
    <style:style style:name="P6" style:family="paragraph" style:parent-style-name="Standard">
      <style:text-properties fo:font-size="13pt" officeooo:rsid="00212695" officeooo:paragraph-rsid="00212695" style:font-size-asian="13pt" style:font-size-complex="13pt"/>
    </style:style>
    <style:style style:name="P7" style:family="paragraph" style:parent-style-name="Standard">
      <style:text-properties fo:font-size="13pt" style:text-underline-style="none" fo:font-weight="bold" officeooo:rsid="00183088" officeooo:paragraph-rsid="00186f7a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style:text-underline-style="none" fo:font-weight="normal" officeooo:rsid="00183088" officeooo:paragraph-rsid="00183088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1b6015" officeooo:paragraph-rsid="001a4137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text-properties fo:font-size="20pt" officeooo:rsid="0016bf1c" officeooo:paragraph-rsid="0016bf1c" style:font-size-asian="17.5pt" style:font-size-complex="20pt"/>
    </style:style>
    <style:style style:name="P11" style:family="paragraph" style:parent-style-name="Standard" style:list-style-name="L1">
      <style:text-properties fo:font-size="20pt" officeooo:rsid="00173a16" officeooo:paragraph-rsid="00173a16" style:font-size-asian="17.5pt" style:font-size-complex="20pt"/>
    </style:style>
    <style:style style:name="P12" style:family="paragraph" style:parent-style-name="Standard" style:list-style-name="L2">
      <style:text-properties fo:font-size="13pt" officeooo:rsid="00183088" officeooo:paragraph-rsid="00183088" style:font-size-asian="13pt" style:font-size-complex="13pt"/>
    </style:style>
    <style:style style:name="P13" style:family="paragraph" style:parent-style-name="Standard" style:list-style-name="L8">
      <style:text-properties fo:font-size="13pt" officeooo:rsid="00173a16" officeooo:paragraph-rsid="001a4137" style:font-size-asian="13pt" style:font-size-complex="13pt"/>
    </style:style>
    <style:style style:name="P14" style:family="paragraph" style:parent-style-name="Standard" style:list-style-name="L9">
      <style:text-properties fo:font-size="13pt" officeooo:rsid="00212695" officeooo:paragraph-rsid="00212695" style:font-size-asian="13pt" style:font-size-complex="13pt"/>
    </style:style>
    <style:style style:name="P15" style:family="paragraph" style:parent-style-name="Standard" style:list-style-name="L9">
      <style:text-properties fo:font-size="13pt" officeooo:rsid="0020d196" officeooo:paragraph-rsid="0020d196" style:font-size-asian="13pt" style:font-size-complex="13pt"/>
    </style:style>
    <style:style style:name="P16" style:family="paragraph" style:parent-style-name="Standard" style:list-style-name="L10">
      <style:text-properties fo:font-size="13pt" officeooo:rsid="0027a7a0" officeooo:paragraph-rsid="0027a7a0" style:font-size-asian="13pt" style:font-size-complex="13pt"/>
    </style:style>
    <style:style style:name="P17" style:family="paragraph" style:parent-style-name="Standard" style:list-style-name="L2">
      <style:text-properties fo:font-size="13pt" style:text-underline-style="none" fo:font-weight="normal" officeooo:rsid="00186f7a" officeooo:paragraph-rsid="00186f7a" style:font-size-asian="13pt" style:font-weight-asian="normal" style:font-size-complex="13pt" style:font-weight-complex="normal"/>
    </style:style>
    <style:style style:name="P18" style:family="paragraph" style:parent-style-name="Standard" style:list-style-name="L2">
      <style:text-properties fo:font-size="13pt" style:text-underline-style="none" fo:font-weight="normal" officeooo:rsid="002a8074" officeooo:paragraph-rsid="002a8074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3pt" style:text-underline-style="none" fo:font-weight="normal" officeooo:rsid="002a8074" officeooo:paragraph-rsid="002a8074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style:text-underline-style="none" fo:font-weight="normal" officeooo:rsid="002a8074" officeooo:paragraph-rsid="002c4330" style:font-size-asian="13pt" style:font-weight-asian="normal" style:font-size-complex="13pt" style:font-weight-complex="normal"/>
    </style:style>
    <style:style style:name="P21" style:family="paragraph" style:parent-style-name="Standard" style:list-style-name="L2">
      <style:text-properties fo:font-size="13pt" style:text-underline-style="none" fo:font-weight="bold" officeooo:rsid="00183088" officeooo:paragraph-rsid="00186f7a" style:font-size-asian="13pt" style:font-weight-asian="bold" style:font-size-complex="13pt" style:font-weight-complex="bold"/>
    </style:style>
    <style:style style:name="P22" style:family="paragraph" style:parent-style-name="Standard" style:list-style-name="L2">
      <style:text-properties fo:font-size="13pt" style:text-underline-style="none" fo:font-weight="bold" officeooo:rsid="00185a91" officeooo:paragraph-rsid="00185a91" style:font-size-asian="13pt" style:font-weight-asian="bold" style:font-size-complex="13pt" style:font-weight-complex="bold"/>
    </style:style>
    <style:style style:name="P23" style:family="paragraph" style:parent-style-name="Standard" style:list-style-name="L2">
      <style:text-properties fo:font-size="13pt" style:text-underline-style="none" fo:font-weight="bold" officeooo:rsid="00185a91" officeooo:paragraph-rsid="002a8074" style:font-size-asian="13pt" style:font-weight-asian="bold" style:font-size-complex="13pt" style:font-weight-complex="bold"/>
    </style:style>
    <style:style style:name="P24" style:family="paragraph" style:parent-style-name="Standard" style:list-style-name="L12">
      <style:text-properties fo:font-size="13pt" style:text-underline-style="none" fo:font-weight="bold" officeooo:rsid="00185a91" officeooo:paragraph-rsid="002a8074" style:font-size-asian="13pt" style:font-weight-asian="bold" style:font-size-complex="13pt" style:font-weight-complex="bold"/>
    </style:style>
    <style:style style:name="P25" style:family="paragraph" style:parent-style-name="Standard">
      <style:text-properties fo:font-size="13pt" style:text-underline-style="none" fo:font-weight="bold" officeooo:rsid="00185a91" officeooo:paragraph-rsid="00185a91" style:font-size-asian="13pt" style:font-weight-asian="bold" style:font-size-complex="13pt" style:font-weight-complex="bold"/>
    </style:style>
    <style:style style:name="P26" style:family="paragraph" style:parent-style-name="Standard" style:list-style-name="L4">
      <style:text-properties fo:font-size="13pt" fo:font-style="italic" style:text-underline-style="none" fo:font-weight="normal" officeooo:rsid="00186f7a" officeooo:paragraph-rsid="00186f7a" style:font-size-asian="13pt" style:font-style-asian="italic" style:font-weight-asian="normal" style:font-size-complex="13pt" style:font-style-complex="italic" style:font-weight-complex="normal"/>
    </style:style>
    <style:style style:name="P27" style:family="paragraph" style:parent-style-name="Standard" style:list-style-name="L5">
      <style:text-properties fo:font-size="13pt" fo:font-style="italic" style:text-underline-style="none" fo:font-weight="normal" officeooo:rsid="00186f7a" officeooo:paragraph-rsid="00186f7a" style:font-size-asian="13pt" style:font-style-asian="italic" style:font-weight-asian="normal" style:font-size-complex="13pt" style:font-style-complex="italic" style:font-weight-complex="normal"/>
    </style:style>
    <style:style style:name="P28" style:family="paragraph" style:parent-style-name="Standard">
      <style:text-properties fo:font-size="13pt" fo:font-style="italic" style:text-underline-style="none" fo:font-weight="normal" officeooo:rsid="00185a91" officeooo:paragraph-rsid="00185a91" style:font-size-asian="13pt" style:font-style-asian="italic" style:font-weight-asian="normal" style:font-size-complex="13pt" style:font-style-complex="italic" style:font-weight-complex="normal"/>
    </style:style>
    <style:style style:name="P29" style:family="paragraph" style:parent-style-name="Standard" style:list-style-name="L11">
      <style:text-properties fo:font-size="13pt" fo:font-style="italic" style:text-underline-style="none" fo:font-weight="normal" officeooo:rsid="00185a91" officeooo:paragraph-rsid="00185a91" style:font-size-asian="13pt" style:font-style-asian="italic" style:font-weight-asian="normal" style:font-size-complex="13pt" style:font-style-complex="italic" style:font-weight-complex="normal"/>
    </style:style>
    <style:style style:name="P30" style:family="paragraph" style:parent-style-name="Standard" style:list-style-name="L12">
      <style:text-properties fo:font-size="13pt" fo:font-style="italic" style:text-underline-style="none" fo:font-weight="normal" officeooo:rsid="00185a91" officeooo:paragraph-rsid="002a8074" style:font-size-asian="13pt" style:font-style-asian="italic" style:font-weight-asian="normal" style:font-size-complex="13pt" style:font-style-complex="italic" style:font-weight-complex="normal"/>
    </style:style>
    <style:style style:name="P31" style:family="paragraph" style:parent-style-name="Standard" style:list-style-name="L7">
      <style:text-properties fo:font-size="13pt" fo:font-weight="bold" officeooo:rsid="00186f7a" officeooo:paragraph-rsid="00186f7a" style:font-size-asian="13pt" style:font-weight-asian="bold" style:font-size-complex="13pt" style:font-weight-complex="bold"/>
    </style:style>
    <style:style style:name="P32" style:family="paragraph" style:parent-style-name="Standard" style:list-style-name="L7">
      <style:text-properties fo:font-size="13pt" fo:font-weight="bold" officeooo:rsid="001b9c78" officeooo:paragraph-rsid="001b9c78" style:font-size-asian="13pt" style:font-weight-asian="bold" style:font-size-complex="13pt" style:font-weight-complex="bold"/>
    </style:style>
    <style:style style:name="P33" style:family="paragraph" style:parent-style-name="Standard" style:list-style-name="L7">
      <style:text-properties fo:font-size="13pt" fo:font-weight="bold" officeooo:rsid="001b9c78" officeooo:paragraph-rsid="001df45e" style:font-size-asian="13pt" style:font-weight-asian="bold" style:font-size-complex="13pt" style:font-weight-complex="bold"/>
    </style:style>
    <style:style style:name="P34" style:family="paragraph" style:parent-style-name="Standard" style:list-style-name="L8">
      <style:text-properties fo:font-size="13pt" fo:font-weight="bold" officeooo:rsid="00173a16" officeooo:paragraph-rsid="001a4137" style:font-size-asian="13pt" style:font-weight-asian="bold" style:font-size-complex="13pt" style:font-weight-complex="bold"/>
    </style:style>
    <style:style style:name="P35" style:family="paragraph" style:parent-style-name="Standard" style:list-style-name="L9">
      <style:text-properties fo:font-size="13pt" fo:font-weight="bold" officeooo:rsid="00212695" officeooo:paragraph-rsid="00212695" style:font-size-asian="13pt" style:font-weight-asian="bold" style:font-size-complex="13pt" style:font-weight-complex="bold"/>
    </style:style>
    <style:style style:name="P36" style:family="paragraph" style:parent-style-name="Standard" style:list-style-name="L7">
      <style:text-properties fo:font-size="13pt" fo:font-weight="normal" officeooo:rsid="001df45e" officeooo:paragraph-rsid="001df45e" style:font-size-asian="13pt" style:font-weight-asian="normal" style:font-size-complex="13pt" style:font-weight-complex="normal"/>
    </style:style>
    <style:style style:name="P37" style:family="paragraph" style:parent-style-name="Standard" style:list-style-name="L9">
      <style:text-properties fo:font-size="13pt" fo:font-weight="normal" officeooo:rsid="00212695" officeooo:paragraph-rsid="00212695" style:font-size-asian="13pt" style:font-weight-asian="normal" style:font-size-complex="13pt" style:font-weight-complex="normal"/>
    </style:style>
    <style:style style:name="P38" style:family="paragraph" style:parent-style-name="Standard" style:list-style-name="L3">
      <style:text-properties officeooo:paragraph-rsid="00183088"/>
    </style:style>
    <style:style style:name="P39" style:family="paragraph" style:parent-style-name="Standard" style:list-style-name="L7">
      <style:text-properties officeooo:paragraph-rsid="001d420c"/>
    </style:style>
    <style:style style:name="P40" style:family="paragraph" style:parent-style-name="Standard" style:list-style-name="L7">
      <style:text-properties fo:font-weight="bold" officeooo:paragraph-rsid="001d420c" style:font-weight-asian="bold" style:font-weight-complex="bold"/>
    </style:style>
    <style:style style:name="P41" style:family="paragraph" style:parent-style-name="Standard" style:list-style-name="L12">
      <style:text-properties officeooo:paragraph-rsid="002a8074"/>
    </style:style>
    <style:style style:name="P42" style:family="paragraph" style:parent-style-name="Preformatted_20_Text" style:list-style-name="L7">
      <style:text-properties fo:font-size="13pt" fo:font-weight="bold" officeooo:rsid="001d420c" officeooo:paragraph-rsid="001d420c" style:font-size-asian="13pt" style:font-weight-asian="bold" style:font-size-complex="13pt" style:font-weight-complex="bold"/>
    </style:style>
    <style:style style:name="T1" style:family="text">
      <style:text-properties officeooo:rsid="00173a16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officeooo:rsid="0025edb8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4137" style:font-weight-asian="normal" style:font-weight-complex="normal"/>
    </style:style>
    <style:style style:name="T10" style:family="text">
      <style:text-properties fo:font-weight="normal" officeooo:rsid="001b6015" style:font-weight-asian="normal" style:font-weight-complex="normal"/>
    </style:style>
    <style:style style:name="T11" style:family="text">
      <style:text-properties fo:font-weight="normal" officeooo:rsid="001d420c" style:font-weight-asian="normal" style:font-weight-complex="normal"/>
    </style:style>
    <style:style style:name="T12" style:family="text">
      <style:text-properties fo:font-size="13pt" style:text-underline-style="none" fo:font-weight="bold" officeooo:rsid="00183088" style:font-size-asian="13pt" style:font-weight-asian="bold" style:font-size-complex="13pt" style:font-weight-complex="bold"/>
    </style:style>
    <style:style style:name="T13" style:family="text">
      <style:text-properties fo:font-size="13pt" style:text-underline-style="none" fo:font-weight="bold" officeooo:rsid="00185a91" style:font-size-asian="13pt" style:font-weight-asian="bold" style:font-size-complex="13pt" style:font-weight-complex="bold"/>
    </style:style>
    <style:style style:name="T14" style:family="text">
      <style:text-properties fo:font-size="13pt" style:text-underline-style="none" fo:font-weight="normal" officeooo:rsid="00183088" style:font-size-asian="13pt" style:font-weight-asian="normal" style:font-size-complex="13pt" style:font-weight-complex="normal"/>
    </style:style>
    <style:style style:name="T15" style:family="text">
      <style:text-properties fo:font-size="13pt" style:text-underline-style="none" fo:font-weight="normal" officeooo:rsid="00185a91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1d420c" style:font-size-asian="13pt" style:font-weight-asian="normal" style:font-size-complex="13pt" style:font-weight-complex="normal"/>
    </style:style>
    <style:style style:name="T17" style:family="text">
      <style:text-properties fo:font-size="13pt" fo:font-style="italic" style:text-underline-style="none" fo:font-weight="normal" officeooo:rsid="00185a91" style:font-size-asian="13pt" style:font-style-asian="italic" style:font-weight-asian="normal" style:font-size-complex="13pt" style:font-style-complex="italic" style:font-weight-complex="normal"/>
    </style:style>
    <style:style style:name="T18" style:family="text">
      <style:text-properties fo:font-size="13pt" fo:font-style="normal" style:text-underline-style="none" fo:font-weight="bold" officeooo:rsid="00185a91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a8074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901a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a9cfa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c3f09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c4330" style:font-style-asian="normal" style:font-weight-asian="bold" style:font-style-complex="normal" style:font-weight-complex="bold"/>
    </style:style>
    <style:style style:name="T26" style:family="text">
      <style:text-properties officeooo:rsid="001a4137"/>
    </style:style>
    <style:style style:name="T27" style:family="text">
      <style:text-properties officeooo:rsid="001b6015"/>
    </style:style>
    <style:style style:name="T28" style:family="text">
      <style:text-properties officeooo:rsid="001d420c"/>
    </style:style>
    <style:style style:name="T29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17721520" text:style-name="L1">
        <text:list-item>
          <text:p text:style-name="P10">Zadanie 1</text:p>
        </text:list-item>
      </text:list>
      <text:p text:style-name="P3"><text:span text:style-name="T2">(5pt)</text:span> Wytłumacz jakie pliki zawierają katalogi <text:span text:style-name="T6">/dev</text:span> oraz <text:span text:style-name="T6">/proc</text:span>. Wykorzystując polecenie <text:span text:style-name="T6">dd</text:span> odczytaj pierwszy sektor z dysku głównego (uwaga na prawa dostępu) lub podpiętego pendrive'a i wyświetl przez <text:span text:style-name="T6">hexdump -C</text:span>. Z katalogu <text:span text:style-name="T6">proc</text:span> wyświetl informacje o pamięci, procesorze i partycjach. </text:p>
      <text:p text:style-name="P3"/>
      <text:list xml:id="list1181539697" text:style-name="L2">
        <text:list-item>
          <text:p text:style-name="P12">Katalogi:</text:p>
        </text:list-item>
      </text:list>
      <text:list xml:id="list2251861380" text:style-name="L3">
        <text:list-item>
          <text:p text:style-name="P38"><text:span text:style-name="T12">/dev -</text:span><text:span text:style-name="T14"> od devices, znajdujące się w nim pliki to pliki pośredniczące w komunikacji system- urządzenia. Nie są to faktyczne pliki na dysku.</text:span></text:p>
        </text:list-item>
        <text:list-item>
          <text:p text:style-name="P38"><text:span text:style-name="T12">/proc –</text:span><text:span text:style-name="T14"> od processes, jest katalogiem wirtualnym, znajdują się w nim dane o aktualnie uruchomionych procesach</text:span></text:p>
        </text:list-item>
      </text:list>
      <text:p text:style-name="P8"/>
      <text:list xml:id="list93602090415062" text:continue-list="list1181539697" text:style-name="L2">
        <text:list-item>
          <text:p text:style-name="P17">Sektor i pendrive hexump</text:p>
        </text:list-item>
      </text:list>
      <text:list xml:id="list3798766493" text:style-name="L4">
        <text:list-item>
          <text:p text:style-name="P26">pierwszy sektor dysku głównego </text:p>
        </text:list-item>
      </text:list>
      <text:list xml:id="list93601142173488" text:continue-list="list93602090415062" text:style-name="L2">
        <text:list-header>
          <text:p text:style-name="P21">sudo dd if=/dev/nvme0n1 bs=1 count=1k | hexdump -C</text:p>
        </text:list-header>
      </text:list>
      <text:p text:style-name="P7"><text:tab/></text:p>
      <text:list xml:id="list3028772454" text:style-name="L5">
        <text:list-item>
          <text:p text:style-name="P27">pendrive</text:p>
        </text:list-item>
      </text:list>
      <text:p text:style-name="P7"><text:tab/>sudo dd if=/dev/disk/by-id/usb-<text:tab/>Kingston_DataTraveler_3.0_1831BFBBBED1B310A95F0050-0\:0-part1 bs=1 <text:tab/>count=1k | hexdump -C</text:p>
      <text:p text:style-name="P4"/>
      <text:list xml:id="list93601409167418" text:continue-list="list93601142173488" text:style-name="L2">
        <text:list-item>
          <text:p text:style-name="P22"><text:span text:style-name="T8">Informacje z katalogu </text:span><text:span text:style-name="T4">proc <text:s/></text:span><text:span text:style-name="T3">cd proc &gt; ls - l <text:s/>| grep partition/ mem/ cpu</text:span><text:span text:style-name="T19"> &gt; cat</text:span></text:p>
        </text:list-item>
        <text:list-item>
          <text:p text:style-name="P23"><text:span text:style-name="T19"/></text:p>
        </text:list-item>
      </text:list>
      <text:list xml:id="list1279531836" text:style-name="L12">
        <text:list-item>
          <text:p text:style-name="P41"><text:span text:style-name="T17">partycje</text:span><text:span text:style-name="T13"> –</text:span><text:span text:style-name="T15"> </text:span><text:span text:style-name="T13">cat </text:span><text:span text:style-name="T18">proc/partitions</text:span></text:p>
        </text:list-item>
        <text:list-item>
          <text:p text:style-name="P24"><text:span text:style-name="T4">pamięć</text:span> <text:span text:style-name="T3">- </text:span><text:span text:style-name="T8"><text:s/></text:span>cat proc/meminfo</text:p>
        </text:list-item>
        <text:list-item>
          <text:p text:style-name="P30"><text:span text:style-name="T19">procesor – </text:span><text:span text:style-name="T21">cat pro</text:span><text:span text:style-name="T22">c</text:span><text:span text:style-name="T21">/cpuinfo</text:span></text:p>
        </text:list-item>
      </text:list>
      <text:list xml:id="list93602148464628" text:continue-list="list93601409167418" text:style-name="L2">
        <text:list-item>
          <text:p text:style-name="P18"><text:span text:style-name="T19">Tworzenie systemu plikow w folderze</text:span></text:p>
        </text:list-item>
      </text:list>
      <text:p text:style-name="P19"><text:span text:style-name="T21">dd if=/dev/zero of</text:span><text:span text:style-name="T23">=</text:span><text:span text:style-name="T21">system.img count=512</text:span></text:p>
      <text:p text:style-name="P19"><text:span text:style-name="T21">mkdir mnt</text:span></text:p>
      <text:p text:style-name="P19"><text:span text:style-name="T21">sudo mount -t vfat system.img mnt</text:span></text:p>
      <text:p text:style-name="P20"><text:span text:style-name="T21">mkfs.</text:span><text:span text:style-name="T24">vfat -F 12 </text:span><text:span text:style-name="T21">system.img </text:span><text:span text:style-name="T25">mnt</text:span></text:p>
      <text:p text:style-name="P19"><text:span text:style-name="T21">sudo umount mnt</text:span></text:p>
      <text:p text:style-name="P25"><text:span text:style-name="T19"/></text:p>
      <text:p text:style-name="P28"><text:span text:style-name="T21"/></text:p>
      <text:list xml:id="list1350953294" text:style-name="L11">
        <text:list-header>
          <text:p text:style-name="P29"><text:span text:style-name="T21"/></text:p>
        </text:list-header>
      </text:list>
      <text:p text:style-name="P1"/>
      <text:list xml:id="list93602804392997" text:continue-list="list3217721520" text:style-name="L1">
        <text:list-item>
          <text:p text:style-name="P10">Zadanie <text:span text:style-name="T1">2</text:span></text:p>
        </text:list-item>
      </text:list>
      <text:p text:style-name="P3"><text:span text:style-name="T2">(5pt)</text:span> Zapoznaj się z programem <text:span text:style-name="T6">ps</text:span> (<text:span text:style-name="T6">man ps</text:span>). Naucz się posługiwać tym programem, aby umieć sprawdzać co najmniej istnienie i parametry wybranych procesów (PID procesu i rodzica, stan procesu, priorytet, nice, ilość pamięci, zużycie czasu procesora). Uruchom też kilka terminali pokaż jakie urządzenie tty wykorzystują. Wykonując komendę <text:span text:style-name="T6">ps axjf</text:span> pokaż wszystkie procesy które podpięte są do tych terminali (kolumna TTY). </text:p>
      <text:p text:style-name="P3"/>
      <text:list xml:id="list858882689" text:style-name="L7">
        <text:list-item>
          <text:p text:style-name="P31">Ps<text:span text:style-name="T8"> – wyświetla informacje o wyselekcjonowanych aktywnych procesach.</text:span></text:p>
        </text:list-item>
        <text:list-item>
          <text:p text:style-name="P32"><text:span text:style-name="T11">Pid po nazwie </text:span>Ps -C nazwa</text:p>
        </text:list-item>
        <text:list-item>
          <text:p text:style-name="P33"><text:span text:style-name="T11">ppid po pid X</text:span><text:span text:style-name="T28"> </text:span>ps -o <text:span text:style-name="T28">ppid=,tty=</text:span> -p X </text:p>
        </text:list-item>
        <text:list-item>
          <text:p text:style-name="P40"><text:span text:style-name="T16">pid po ppid </text:span>ps -f --ppid <text:span text:style-name="T28">X</text:span></text:p>
        </text:list-item>
        <text:list-item>
          <text:p text:style-name="P42"><text:soft-page-break/><text:span text:style-name="T8">sort </text:span>ps -eo pid,ppid,cmd,%mem,%cpu --sort=-%mem | head</text:p>
        </text:list-item>
        <text:list-item>
          <text:p text:style-name="P39"><text:span text:style-name="T16">morderstwo procesu </text:span><text:span text:style-name="T7"><text:s/>kill -9 2583</text:span></text:p>
        </text:list-item>
        <text:list-item>
          <text:p text:style-name="P36">priorytet<text:span text:style-name="T7"> ps -p 8238 -o priority=</text:span></text:p>
        </text:list-item>
        <text:list-item>
          <text:p text:style-name="P36">nice<text:span text:style-name="T7"> ps -p 8238 -o nice=</text:span></text:p>
        </text:list-item>
        <text:list-item>
          <text:p text:style-name="P36">podpięcia<text:span text:style-name="T7"> ps-t </text:span></text:p>
        </text:list-item>
        <text:list-item>
          <text:p text:style-name="P36">pamięć i zużycie cpu<text:span text:style-name="T7"> ps -p 4445 -o %mem=,%cpu=</text:span></text:p>
        </text:list-item>
        <text:list-item>
          <text:p text:style-name="P36">select tylko konkretnego terminalu<text:span text:style-name="T7"> ps axjf |grep pts/3</text:span></text:p>
        </text:list-item>
      </text:list>
      <text:p text:style-name="P1"/>
      <text:p text:style-name="P1"/>
      <text:list xml:id="list93601271772849" text:continue-list="list93602804392997" text:style-name="L1">
        <text:list-item>
          <text:p text:style-name="P11">Zadanie 3</text:p>
        </text:list-item>
      </text:list>
      <text:p text:style-name="P5">Wytłumacz każdy z powyższych kroków. Co oznaczają opcje <text:span text:style-name="T6">-Wall</text:span> oraz <text:span text:style-name="T6">-pedantic</text:span>? Zobacz <text:span text:style-name="T6">man gcc</text:span>. //<text:span text:style-name="T27">man grep^</text:span></text:p>
      <text:p text:style-name="P5"/>
      <text:list xml:id="list262454341" text:style-name="L8">
        <text:list-item>
          <text:p text:style-name="P13"><text:span text:style-name="T6">-Wall</text:span> <text:s/>- <text:span text:style-name="T26">włącza konkretne flagi ostrzegawcze (-Wunused-parameter,-Wno-format-extra-args, ...)</text:span></text:p>
        </text:list-item>
        <text:list-item>
          <text:p text:style-name="P34">-<text:span text:style-name="T26">pedantic –</text:span><text:span text:style-name="T9"> </text:span><text:span text:style-name="T10">powoduje wyświetlanie ostrzeżeń przed użyciem alternatywnyc słów kluczowych</text:span></text:p>
        </text:list-item>
      </text:list>
      <text:p text:style-name="P9"/>
      <text:p text:style-name="P9"/>
      <text:list xml:id="list93601742323368" text:continue-list="list93601271772849" text:style-name="L1">
        <text:list-item>
          <text:p text:style-name="P11">Zadanie 4</text:p>
        </text:list-item>
      </text:list>
      <text:p text:style-name="P5"><text:span text:style-name="T2">(5pt)</text:span> Pokaż na przykładzie (np. <text:span text:style-name="T6">sleep 1000</text:span>, <text:span text:style-name="T6">sleep 1001</text:span>, ...) zarządzanie zadaniami wykorzystując <text:span text:style-name="T6">&lt;polecenie&gt; &amp;</text:span> - uruchamianie w tle (background) oraz <text:span text:style-name="T6">jobs, fg, bg, kill</text:span> oraz <text:span text:style-name="T6">^Z</text:span>. Uruchom kilka zadań w tle i pokaż jak można nimi zarządzać, czyli zatrzymywać, wznawiać oraz kończyć ich działanie. Pokaż jak uruchomione zadanie (nie w tle), można w czasie działania uruchomić w tle np. wykonując komendę <text:span text:style-name="T6">sleep 100</text:span> (bez &amp;) w czasie działanie przełącz je do działania w tle.</text:p>
      <text:p text:style-name="P5"/>
      <text:list xml:id="list1439000412" text:style-name="L9">
        <text:list-item>
          <text:p text:style-name="P35">sleep 1000 &amp; sleep 1001 &amp; sleep 1002 </text:p>
        </text:list-item>
        <text:list-item>
          <text:p text:style-name="P14"><text:span text:style-name="T7">jobs</text:span> – wyświetla zadania</text:p>
        </text:list-item>
        <text:list-item>
          <text:p text:style-name="P35">fg<text:span text:style-name="T8"> – przesuwa na front </text:span></text:p>
        </text:list-item>
        <text:list-item>
          <text:p text:style-name="P35">bg – <text:span text:style-name="T8">przesuwa zadanie na tryb w tle</text:span></text:p>
        </text:list-item>
        <text:list-item>
          <text:p text:style-name="P35">kill <text:span text:style-name="T8">-morduje proces // tutaj warto skorzystać z ps -t i wtedy killem kill -9 pid</text:span></text:p>
          <text:p text:style-name="P37"/>
          <text:p text:style-name="P15"/>
        </text:list-item>
      </text:list>
      <text:list xml:id="list93601706547702" text:continue-list="list93601742323368" text:style-name="L1">
        <text:list-item>
          <text:p text:style-name="P11">Zadanie 5</text:p>
        </text:list-item>
      </text:list>
      <text:p text:style-name="P5"><text:span text:style-name="T5">(</text:span><text:span text:style-name="T2">5pt)</text:span> Poleceniem <text:span text:style-name="T6">mkfifo</text:span> (<text:span text:style-name="T6">man mkfifo</text:span>) utwórz potok nazwany (ang. <text:span text:style-name="T2">named FIFO</text:span>). Wywołując polecenie <text:span text:style-name="T6">cat</text:span> w różnych terminalach spowoduj wpisywanie danych do potoku przez jeden(ne) proces(y), i odczytywanie i wyświetlanie ich przez inne. Zaobserwuj, kiedy polecenie <text:span text:style-name="T6">cat</text:span> czytające z potoku czeka na więcej danych, a kiedy kończy pracę. Analogicznie, kiedy czeka na więcej danych (z klawiatury) polecenie <text:span text:style-name="T6">cat</text:span> piszące do potoku? </text:p>
      <text:p text:style-name="P5"/>
      <text:list xml:id="list3301754733" text:style-name="L10">
        <text:list-item>
          <text:p text:style-name="P16">Mkfifo x.pipe</text:p>
        </text:list-item>
        <text:list-item>
          <text:p text:style-name="P16">cat &lt;&gt; x.pipe wyświetla potok na bieżąco</text:p>
        </text:list-item>
        <text:list-item>
          <text:p text:style-name="P16">multiwpisywanie do jednego naraz działa poprawnie</text:p>
        </text:list-item>
        <text:list-item>
          <text:p text:style-name="P16"><text:soft-page-break/>multiwyświetlanie terminale walczą o konkretne sygnały, wyświetlają w sumie całość</text:p>
        </text:list-item>
        <text:list-item>
          <text:p text:style-name="P16"><text:s/>przyadtne<text:span text:style-name="T29"> </text:span><text:span text:style-name="Source_20_Text"><text:span text:style-name="T29">for i in `seq 20 30` ; do echo $i ; sleep 1; done &gt; namedfifo.pipe</text:span></text:span></text:p>
        </text:list-item>
      </text:list>
      <text:p text:style-name="P2"/>
      <text:list xml:id="list93602799222783" text:continue-list="list93601706547702" text:style-name="L1">
        <text:list-item>
          <text:p text:style-name="P11">Zadanie 6</text:p>
        </text:list-item>
      </text:list>
      <text:p text:style-name="P2"/>
      <text:list xml:id="list93601799678262" text:continue-numbering="true" text:style-name="L1">
        <text:list-item>
          <text:p text:style-name="P11">Zadanie 7</text:p>
        </text:list-item>
      </text:list>
      <text:p text:style-name="P6">touch ./”nazwapliku”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9:02:42.378670882</meta:creation-date>
    <dc:date>2019-10-26T09:36:00.810801315</dc:date>
    <meta:editing-duration>PT1H3M47S</meta:editing-duration>
    <meta:editing-cycles>7</meta:editing-cycles>
    <meta:generator>LibreOffice/6.2.7.1$Linux_X86_64 LibreOffice_project/20$Build-1</meta:generator>
    <meta:document-statistic meta:table-count="0" meta:image-count="0" meta:object-count="0" meta:page-count="3" meta:paragraph-count="56" meta:word-count="597" meta:character-count="3720" meta:non-whitespace-character-count="3196"/>
  </office:meta>
</office:document-meta>
</file>